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JEMPLO_PLANTILL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3">
            <text:p>NÚMERO</text:p>
          </table:table-cell>
          <table:table-cell office:value-type="string" table:style-name="ce3">
            <text:p>gymclass</text:p>
          </table:table-cell>
          <table:table-cell office:value-type="string" table:style-name="ce3">
            <text:p>gymuser</text:p>
          </table:table-cell>
          <table:table-cell office:value-type="string" table:style-name="ce3">
            <text:p>gyminstructor</text:p>
          </table:table-cell>
          <table:table-cell office:value-type="string" table:style-name="ce3">
            <text:p>gymmateri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MODELOS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FOR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TREE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GRAPH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CALEND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GANT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SEARCH</text:p>
          </table:table-cell>
          <table:table-cell office:value-type="float" office:value="6" table:style-name="ce4">
            <office:annotation office:display="true" draw:style-name="a0" svg:x="8.375in" svg:y="1.55208333333333in" svg:width="1.5in" svg:height="0.822916666666667in">
              <dc:creator>Carlos</dc:creator>
              <text:p><text:span text:style-name="T1">Hay más de una vista search por modelo</text:span></text:p>
            </office:annotation>
            <text:p>6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ISTAS KANBAN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RELACIÓN ONE2MANY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RELACIÓN MANYOON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RELACIÓN MANY2MANY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WORKFLOW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Nº ACTIVIDADES</text:p>
          </table:table-cell>
          <table:table-cell office:value-type="float" office:value="7" table:style-name="ce4">
            <office:annotation office:display="true" draw:style-name="a1" svg:x="8.26041666666667in" svg:y="2.70833333333333in" svg:width="1.5in" svg:height="0.822916666666667in">
              <dc:creator>Carlos</dc:creator>
              <text:p><text:span text:style-name="T1">Número total de actividades entre todos los workflows</text:span><text:span text:style-name="T2"/></text:p>
              <text:p/>
            </office:annotation>
            <text:p>7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Nº TRANSICIONES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REGISTROS DATOS DEMO</text:p>
          </table:table-cell>
          <table:table-cell office:value-type="float" office:value="16" table:style-name="ce4">
            <office:annotation office:display="true" draw:style-name="a2" svg:x="8.29166666666667in" svg:y="4in" svg:width="1.5in" svg:height="0.416666666666667in">
              <dc:creator>Carlos</dc:creator>
              <text:p><text:span text:style-name="T1">Número total registros datos demo</text:span></text:p>
            </office:annotation>
            <text:p>1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CAMPOS FUNCIONALES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VALIDACIÓN ON_CHANGE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RESTRICCIÓN FUNCIONAL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ESTRICCIÓN SQ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BOTÓN CON MÉTODO ASOCIADO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HERENCIA DE MODELO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/>
          <table:table-cell office:value-type="string" table:style-name="ce2">
            <text:p>HERENCIA DE VISTA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5" table:style-name="ce4"/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Carlos</meta:initial-creator>
    <dc:creator>Manuel Ridao</dc:creator>
    <meta:creation-date>2016-12-18T23:46:55Z</meta:creation-date>
    <dc:date>2017-12-26T10:42:51Z</dc:date>
  </office:meta>
</office:document-meta>
</file>